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1.7cm" svg:height="0.6cm" svg:x="1.9cm" svg:y="1.8cm">
          <text:p text:style-name="P1">1 TD+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cm" svg:height="0.6cm" svg:x="1.9cm" svg:y="2.4cm">
          <text:p text:style-name="P1">2 TD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3cm">
          <text:p text:style-name="P1">3RD+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3.6cm">
          <text:p text:style-name="P1">4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4.2cm">
          <text:p text:style-name="P1">5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cm" svg:height="0.6cm" svg:x="1.9cm" svg:y="4.8cm">
          <text:p text:style-name="P1">6 RD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5.4cm">
          <text:p text:style-name="P1">7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6cm">
          <text:p text:style-name="P1">8 <text:s text:c="5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1.8cm">
          <text:p text:style-name="P1">1 TD+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2.4cm">
          <text:p text:style-name="P1">2 TD-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cm" svg:height="0.6cm" svg:x="6.597cm" svg:y="3cm">
          <text:p text:style-name="P1">3 RD+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3.6cm">
          <text:p text:style-name="P1">4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4.2cm">
          <text:p text:style-name="P1">5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7cm" svg:height="0.6cm" svg:x="6.597cm" svg:y="4.8cm">
          <text:p text:style-name="P1">6 RD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5.4cm">
          <text:p text:style-name="P1">7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597cm" svg:y="6cm">
          <text:p text:style-name="P1">8 <text:s text:c="5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6cm" svg:y1="2.1cm" svg:x2="6.597cm" svg:y2="3.3cm" draw:start-shape="id1" draw:start-glue-point="1" draw:end-shape="id2" svg:d="M3600 2100l2997 1200" svg:viewBox="0 0 2998 1201">
          <text:p/>
        </draw:connector>
        <draw:connector draw:style-name="gr2" draw:text-style-name="P3" draw:layer="layout" draw:type="line" svg:x1="3.6cm" svg:y1="2.7cm" svg:x2="6.597cm" svg:y2="5.1cm" draw:start-shape="id3" draw:start-glue-point="1" draw:end-shape="id4" svg:d="M3600 2700l2997 2400" svg:viewBox="0 0 2998 2401">
          <text:p/>
        </draw:connector>
        <draw:line draw:style-name="gr2" draw:text-style-name="P3" xml:id="id5" draw:id="id5" draw:layer="layout" svg:x1="6.6cm" svg:y1="2.1cm" svg:x2="3.6cm" svg:y2="3.3cm">
          <text:p/>
        </draw:line>
        <draw:connector draw:style-name="gr2" draw:text-style-name="P3" draw:layer="layout" draw:type="line" svg:x1="6.6cm" svg:y1="2.7cm" svg:x2="3.6cm" svg:y2="5.1cm" draw:start-shape="id5" draw:start-glue-point="1" draw:end-shape="id6" svg:d="M6600 2700l-3000 2400" svg:viewBox="0 0 30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00:55:57.424000000</meta:creation-date>
    <dc:date>2016-07-28T01:23:00.892000000</dc:date>
    <meta:editing-duration>PT11M42S</meta:editing-duration>
    <meta:editing-cycles>3</meta:editing-cycles>
    <meta:generator>LibreOffice/5.0.4.2$Windows_x86 LibreOffice_project/2b9802c1994aa0b7dc6079e128979269cf95bc78</meta:generator>
    <meta:document-statistic meta:object-count="20"/>
  </office:meta>
</office:document-meta>
</file>